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5cm" fo:min-width="3.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35cm" fo:min-width="2.4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05cm" fo:min-width="3.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.4cm" svg:x="2.2cm" svg:y="1.3cm">
          <text:p text:style-name="P1"><text:span text:style-name="T1">Entrepri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9cm" svg:height="0.6cm" svg:x="2.75cm" svg:y="2.7cm">
          <text:p text:style-name="P2"><text:span text:style-name="T2">numero_s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1.4cm" svg:x="8.2cm" svg:y="2.3cm">
          <text:p text:style-name="P1"><text:span text:style-name="T1">Employé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2cm" svg:y1="3.3cm" svg:x2="8.2cm" svg:y2="3cm" draw:start-shape="id1" draw:start-glue-point="2" draw:end-shape="id2" draw:end-glue-point="3" svg:d="M4200 3300v525h2725v-825h1275" svg:viewBox="0 0 4001 826">
          <text:p/>
        </draw:connector>
        <draw:frame draw:style-name="gr5" draw:layer="layout" svg:width="1.56cm" svg:height="0.962cm" svg:x="6.8cm" svg:y="2.138cm">
          <draw:text-box>
            <text:p>0.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5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0:52:05.060884484</meta:creation-date>
    <dc:date>2015-12-10T11:22:19.854797919</dc:date>
    <meta:editing-duration>PT15M4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